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0.869cm" svg:height="5.469cm" svg:x="0.347cm" svg:y="4.039cm">
            <draw:object draw:notify-on-update-of-ranges="Tabelle1.A2:Tabelle1.A5 Tabelle1.C2:Tabelle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869cm" svg:height="5.469cm" svg:x="12.631cm" svg:y="4.041cm">
            <draw:object draw:notify-on-update-of-ranges="Tabelle1.D2:Tabelle1.D5 Tabelle1.E2:Tabelle1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obil</text:p>
          </table:table-cell>
          <table:table-cell office:value-type="string" calcext:value-type="string">
            <text:p>Besuch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Besuche</text:p>
          </table:table-cell>
          <table:table-cell/>
        </table:table-row>
        <table:table-row table:style-name="ro1">
          <table:table-cell office:value-type="string" calcext:value-type="string">
            <text:p>Safari</text:p>
          </table:table-cell>
          <table:table-cell table:formula="of:=203+8" office:value-type="float" office:value="211" calcext:value-type="float">
            <text:p>211</text:p>
          </table:table-cell>
          <table:table-cell table:formula="of:=[.B2]/[.$B$7]" office:value-type="float" office:value="0.475225225225225" calcext:value-type="float">
            <text:p>0,475225225225225</text:p>
          </table:table-cell>
          <table:table-cell office:value-type="string" calcext:value-type="string">
            <text:p>Safari</text:p>
          </table:table-cell>
          <table:table-cell office:value-type="float" office:value="99" calcext:value-type="float">
            <text:p>99</text:p>
          </table:table-cell>
          <table:table-cell table:formula="of:=[.E2]/[.$B$7]" office:value-type="float" office:value="0.222972972972973" calcext:value-type="float">
            <text:p>0,222972972972973</text:p>
          </table:table-cell>
        </table:table-row>
        <table:table-row table:style-name="ro1">
          <table:table-cell office:value-type="string" calcext:value-type="string">
            <text:p>Chrome</text:p>
          </table:table-cell>
          <table:table-cell table:formula="of:=191+5" office:value-type="float" office:value="196" calcext:value-type="float">
            <text:p>196</text:p>
          </table:table-cell>
          <table:table-cell table:formula="of:=[.B3]/[.$B$7]" office:value-type="float" office:value="0.441441441441441" calcext:value-type="float">
            <text:p>0,441441441441441</text:p>
          </table:table-cell>
          <table:table-cell office:value-type="string" calcext:value-type="string">
            <text:p>Chrome</text:p>
          </table:table-cell>
          <table:table-cell office:value-type="float" office:value="128" calcext:value-type="float">
            <text:p>128</text:p>
          </table:table-cell>
          <table:table-cell table:formula="of:=[.E3]/[.$B$7]" office:value-type="float" office:value="0.288288288288288" calcext:value-type="float">
            <text:p>0,288288288288288</text:p>
          </table:table-cell>
        </table:table-row>
        <table:table-row table:style-name="ro1">
          <table:table-cell office:value-type="string" calcext:value-type="string">
            <text:p>Samsung Internet</text:p>
          </table:table-cell>
          <table:table-cell office:value-type="float" office:value="21" calcext:value-type="float">
            <text:p>21</text:p>
          </table:table-cell>
          <table:table-cell table:formula="of:=[.B4]/[.$B$7]" office:value-type="float" office:value="0.0472972972972973" calcext:value-type="float">
            <text:p>0,047297297297297</text:p>
          </table:table-cell>
          <table:table-cell office:value-type="string" calcext:value-type="string">
            <text:p>Edge</text:p>
          </table:table-cell>
          <table:table-cell office:value-type="float" office:value="19" calcext:value-type="float">
            <text:p>19</text:p>
          </table:table-cell>
          <table:table-cell table:formula="of:=[.E4]/[.$B$7]" office:value-type="float" office:value="0.0427927927927928" calcext:value-type="float">
            <text:p>0,042792792792793</text:p>
          </table:table-cell>
        </table:table-row>
        <table:table-row table:style-name="ro1">
          <table:table-cell office:value-type="string" calcext:value-type="string">
            <text:p>Firefox </text:p>
          </table:table-cell>
          <table:table-cell office:value-type="float" office:value="16" calcext:value-type="float">
            <text:p>16</text:p>
          </table:table-cell>
          <table:table-cell table:formula="of:=[.B5]/[.$B$7]" office:value-type="float" office:value="0.036036036036036" calcext:value-type="float">
            <text:p>0,036036036036036</text:p>
          </table:table-cell>
          <table:table-cell office:value-type="string" calcext:value-type="string">
            <text:p>Firefox </text:p>
          </table:table-cell>
          <table:table-cell office:value-type="float" office:value="82" calcext:value-type="float">
            <text:p>82</text:p>
          </table:table-cell>
          <table:table-cell table:formula="of:=[.E5]/[.$B$7]" office:value-type="float" office:value="0.184684684684685" calcext:value-type="float">
            <text:p>0,1846846846846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2:.B5])" office:value-type="float" office:value="444" calcext:value-type="float">
            <text:p>444</text:p>
          </table:table-cell>
          <table:table-cell table:number-columns-repeated="2"/>
          <table:table-cell table:formula="of:=SUM([.E2:.E5])" office:value-type="float" office:value="328" calcext:value-type="float">
            <text:p>3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percentage-style style:name="N10107" number:language="de" number:country="DE" number:title="Benutzerdefiniert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.00.0000</text:date>, <text:time style:data-style-name="N2" text:time-value="17:50:40.8072762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4:56:09.802308374</meta:creation-date>
    <dc:date>2020-07-28T18:00:27.930984406</dc:date>
    <meta:editing-duration>PT15H42M24S</meta:editing-duration>
    <meta:editing-cycles>3</meta:editing-cycles>
    <meta:generator>LibreOffice/6.4.4.2$Linux_X86_64 LibreOffice_project/40$Build-2</meta:generator>
    <meta:document-statistic meta:table-count="1" meta:cell-count="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107" number:language="de" number:country="DE" number:title="Benutzerdefiniert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107">
      <style:chart-properties chart:link-data-style-to-source="fals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000000"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7cm" svg:height="5.47cm" xlink:href=".." xlink:type="simple" chart:class="chart:circle" chart:style-name="ch1">
        <chart:legend chart:legend-position="end" svg:x="7.39cm" svg:y="1.689cm" style:legend-expansion="high" chart:style-name="ch2"/>
        <chart:plot-area chart:style-name="ch3" table:cell-range-address="Tabelle1.A2:Tabelle1.A5 Tabelle1.C2:Tabelle1.C5" chart:data-source-has-labels="column" svg:x="0.217cm" svg:y="0.109cm" svg:width="6.956cm" svg:height="5.252cm">
          <chartooo:coordinate-region svg:x="0.679cm" svg:y="0.254cm" svg:width="5.107cm" svg:height="5.107cm"/>
          <chart:axis chart:dimension="x" chart:name="primary-x" chart:style-name="ch4" chartooo:axis-type="auto">
            <chartooo:date-scale/>
            <chart:categories table:cell-range-address="Tabelle1.A2:Tabelle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2:Tabelle1.C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Safari</text:p>
                <draw:g>
                  <svg:desc>Tabelle1.A2:Tabelle1.A5</svg:desc>
                </draw:g>
              </table:table-cell>
              <table:table-cell office:value-type="float" office:value="0.475225225225225">
                <text:p>0.475225225225225</text:p>
                <draw:g>
                  <svg:desc>Tabelle1.C2:Tabelle1.C5</svg:desc>
                </draw:g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0.441441441441441">
                <text:p>0.441441441441441</text:p>
              </table:table-cell>
            </table:table-row>
            <table:table-row>
              <table:table-cell office:value-type="string">
                <text:p>Samsung Internet</text:p>
              </table:table-cell>
              <table:table-cell office:value-type="float" office:value="0.0472972972972973">
                <text:p>0.0472972972972973</text:p>
              </table:table-cell>
            </table:table-row>
            <table:table-row>
              <table:table-cell office:value-type="string">
                <text:p>Firefox </text:p>
              </table:table-cell>
              <table:table-cell office:value-type="float" office:value="0.036036036036036">
                <text:p>0.036036036036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107" number:language="de" number:country="DE" number:title="Benutzerdefiniert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107">
      <style:chart-properties chart:link-data-style-to-source="fals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7cm" svg:height="5.47cm" xlink:href=".." xlink:type="simple" chart:class="chart:circle" chart:style-name="ch1">
        <chart:legend chart:legend-position="end" svg:x="8.924cm" svg:y="1.689cm" style:legend-expansion="high" chart:style-name="ch2"/>
        <chart:plot-area chart:style-name="ch3" table:cell-range-address="Tabelle1.D2:Tabelle1.E5" chart:data-source-has-labels="column" svg:x="0.217cm" svg:y="0.109cm" svg:width="8.49cm" svg:height="5.252cm">
          <chartooo:coordinate-region svg:x="1.372cm" svg:y="0.11cm" svg:width="5.251cm" svg:height="5.251cm"/>
          <chart:axis chart:dimension="x" chart:name="primary-x" chart:style-name="ch4" chartooo:axis-type="auto">
            <chartooo:date-scale/>
            <chart:categories table:cell-range-address="Tabelle1.D2:Tabelle1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2:Tabelle1.E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Safari</text:p>
                <draw:g>
                  <svg:desc>Tabelle1.D2:Tabelle1.D5</svg:desc>
                </draw:g>
              </table:table-cell>
              <table:table-cell office:value-type="float" office:value="99">
                <text:p>99</text:p>
                <draw:g>
                  <svg:desc>Tabelle1.E2:Tabelle1.E5</svg:desc>
                </draw:g>
              </table:table-cell>
            </table:table-row>
            <table:table-row>
              <table:table-cell office:value-type="string">
                <text:p>Chrome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Edge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irefox 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